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21pt"/>
    </style:style>
    <style:style style:name="co2" style:family="table-column">
      <style:table-column-properties fo:break-before="auto" style:column-width="129.15pt"/>
    </style:style>
    <style:style style:name="co3" style:family="table-column">
      <style:table-column-properties fo:break-before="auto" style:column-width="220.25pt"/>
    </style:style>
    <style:style style:name="co4" style:family="table-column">
      <style:table-column-properties fo:break-before="auto" style:column-width="46.54pt"/>
    </style:style>
    <style:style style:name="co5" style:family="table-column">
      <style:table-column-properties fo:break-before="auto" style:column-width="170.79pt"/>
    </style:style>
    <style:style style:name="co6" style:family="table-column">
      <style:table-column-properties fo:break-before="auto" style:column-width="108.06pt"/>
    </style:style>
    <style:style style:name="co7" style:family="table-column">
      <style:table-column-properties fo:break-before="auto" style:column-width="189.8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TinyFPGA-BX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/>
          <table:table-cell office:value-type="string" calcext:value-type="string">
            <text:p>price per unit in Eur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CM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mouser.de/ProductDetail/Lattice/iCE40LP8K-CM81?qs=%2Fha2pyFaduhJjgNWTtbTrLm%2FmK%252BzFZ8Nddz639YbQSbka0L3%2FhmULg%3D%3D" xlink:type="simple">iCE40-LP8K-CM81</text:a></text:p>
          </table:table-cell>
          <table:table-cell/>
          <table:table-cell office:value-type="float" office:value="6.11" calcext:value-type="float">
            <text:p>6.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SOIC-8_3.9x4.9mm_Pitch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mouser.de/Search/Refine?Keyword=AT25SF081-SSHD-B" xlink:type="simple">AT25SF081-SSHD-B</text:a></text:p>
          </table:table-cell>
          <table:table-cell table:style-name="ce1"/>
          <table:table-cell office:value-type="float" office:value="0.419" calcext:value-type="float">
            <text:p>0.41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USB_Micro-B_Molex_47346-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OTG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CDFN3225-4LD-PL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mouser.de/ProductDetail/Microchip-Technology/DSC6001CI2A-0160000T?qs=%2Fha2pyFaduhK1i1Dq6oBkJ1yypogui8ZmyXONPCsrp%252BpPovK%2FfWh5e3zwpwo3hR%252B" xlink:type="simple">DSC6001CI2A-016.0000T</text:a></text:p>
          </table:table-cell>
          <table:table-cell table:style-name="ce1"/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SC-70-C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mouser.de/ProductDetail/Microchip-Technology-Micrel/MIC5504-33YM5-TR?qs=%2Fha2pyFaduiQSwwJX7b6pPG5HoOt4HuL%2Fi3xzYFEJnvNhOYJx3yuOz%2Fwm%2F7g6yjh" xlink:type="simple">MIC5504-3.3YM5-TR</text:a></text:p>
          </table:table-cell>
          <table:table-cell table:style-name="ce1"/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16,C11,C10,C9,C8,C7,C5</text:p>
          </table:table-cell>
          <table:table-cell office:value-type="string" calcext:value-type="string">
            <text:p>C_0402_NoSil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0nF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13,C15,C14,C12</text:p>
          </table:table-cell>
          <table:table-cell office:value-type="string" calcext:value-type="string">
            <text:p>C_0402_NoSil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nF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_0402_NoSilk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_0402_NoSil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k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2,R3</text:p>
          </table:table-cell>
          <table:table-cell office:value-type="string" calcext:value-type="string">
            <text:p>R_0402_NoSilk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SC-70-C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mouser.de/ProductDetail/Microchip-Technology/DSC6001CI2A-0160000T?qs=%2Fha2pyFaduhK1i1Dq6oBkJ1yypogui8ZmyXONPCsrp%252BpPovK%2FfWh5e3zwpwo3hR%252B" xlink:type="simple">MIC5365-1.2YC5-TR</text:a>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PTS_810_SMT_Sw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digikey.de/product-detail/en/c-k/PTS810-SJK-250-SMTR-LFS/CKN10503CT-ND/4176675" xlink:type="simple">SW_Push</text:a></text:p>
          </table:table-cell>
          <table:table-cell/>
          <table:table-cell office:value-type="float" office:value="0.27" calcext:value-type="float">
            <text:p>0.27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total components price:</text:p>
          </table:table-cell>
          <table:table-cell table:formula="of:=SUM([.G2];[.G3];[.G5];[.G6];[.G13])" office:value-type="float" office:value="7.689" calcext:value-type="float">
            <text:p>7.6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8T01:46:13.838076604</dc:date>
    <meta:editing-duration>PT8M31S</meta:editing-duration>
    <meta:editing-cycles>2</meta:editing-cycles>
    <meta:generator>LibreOffice/6.0.7.3$Linux_X86_64 LibreOffice_project/00m0$Build-3</meta:generator>
    <meta:document-statistic meta:table-count="1" meta:cell-count="73" meta:object-count="0"/>
  </office:meta>
</office:document-meta>
</file>